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>
      <loext:graphic-properties draw:fill="none"/>
    </style:style>
    <style:style style:name="gr1" style:family="graphic">
      <style:graphic-properties svg:stroke-width="4.5mm" svg:stroke-color="#0000ff" draw:marker-start-width="9.21mm" draw:marker-end-width="9.21mm" svg:stroke-opacity="40%" draw:stroke-linejoin="miter" draw:fill="none" draw:textarea-horizontal-align="justify" draw:textarea-vertical-align="middle" draw:auto-grow-height="false" fo:min-height="10.55mm" fo:min-width="10.55mm" fo:padding-top="1.89mm" fo:padding-bottom="1.89mm" fo:padding-left="1.89mm" fo:padding-right="1.89mm" style:run-through="foreground" style:wrap="parallel" style:number-wrapped-paragraphs="no-limit" style:wrap-contour="true" style:wrap-contour-mode="full" style:vertical-pos="from-top" style:vertical-rel="paragraph-content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2" svg:width="60.02mm" svg:height="60.02mm" svg:x="49.11mm" svg:y="11.87mm">
     <text:p/>
     <draw:enhanced-geometry svg:viewBox="0 0 21600 21600" draw:text-areas="?f4 ?f4 ?f3 ?f3" draw:type="star4" draw:modifiers="8149.98530708199" draw:enhanced-path="M 0 10800 L ?f4 ?f4 10800 0 ?f3 ?f4 21600 10800 ?f3 ?f3 10800 21600 ?f4 ?f3 0 10800 Z N">
      <draw:equation draw:name="f0" draw:formula="7600"/>
      <draw:equation draw:name="f1" draw:formula="?f0 *$0 /10800"/>
      <draw:equation draw:name="f2" draw:formula="?f0 -?f1 "/>
      <draw:equation draw:name="f3" draw:formula="10800+?f2 "/>
      <draw:equation draw:name="f4" draw:formula="10800-?f2 "/>
      <draw:handle draw:handle-position="$0 10800" draw:handle-range-x-minimum="0" draw:handle-range-x-maximum="10800"/>
     </draw:enhanced-geometry>
    </draw:custom-shape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</office:font-face-decls>
  <office:styles>
    <style:default-style style:family="graphic">
      <style:graphic-properties draw:stroke="solid" svg:stroke-width="0.71mm" svg:stroke-color="#385d8a" svg:stroke-linecap="butt" draw:fill-color="#4f81bd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3.53m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urier New1" fo:font-family="'Courier New'" style:font-style-name="Regular" style:font-family-generic="modern" style:font-pitch="fixed" fo:font-size="9pt" fo:language="zxx" fo:country="none"/>
    </style:style>
    <style:style style:name="Normal" style:family="paragraph">
      <style:paragraph-properties fo:margin-top="0mm" fo:margin-bottom="0mm" style:contextual-spacing="false" fo:line-height="100%" fo:hyphenation-ladder-count="no-limit"/>
      <style:text-properties style:font-name="Courier New" fo:font-family="'Courier New'" style:font-family-generic="modern" style:font-pitch="fixed" fo:font-size="9pt" style:font-size-asian="9pt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30mm" fo:margin-bottom="50.01mm" fo:margin-left="40.01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B2020/7.3.0.0.alpha0$Windows_X86_64 LibreOffice_project/c88ff9298b25132fc34102230cef0263f045a523</meta:generator>
    <dc:title/>
    <dc:description/>
    <dc:subject/>
    <meta:initial-creator>Regina Henschel</meta:initial-creator>
    <dc:creator>Regina Henschel</dc:creator>
    <meta:creation-date>2021-07-03T12:05:00Z</meta:creation-date>
    <dc:date>2021-08-06T21:35:49.629000000</dc:date>
    <meta:editing-cycles>5</meta:editing-cycles>
    <meta:editing-duration>PT1H23M43S</meta:editing-duration>
    <meta:document-statistic meta:table-count="0" meta:image-count="0" meta:object-count="0" meta:page-count="1" meta:paragraph-count="1" meta:word-count="728" meta:character-count="1455" meta:non-whitespace-character-count="728"/>
    <meta:template xlink:type="simple" xlink:actuate="onRequest" xlink:title="" xlink:href="../../../LO%20143219%20wrapThrough%20on%20rotated%20shape/singleCharacter2.odt/SingleCharactersCourier2.dotx"/>
  </office:meta>
</office:document-meta>
</file>